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99c56"/>
    </style:style>
    <style:style style:name="P2" style:family="paragraph" style:parent-style-name="Header">
      <style:text-properties officeooo:rsid="00199c56" officeooo:paragraph-rsid="00199c56"/>
    </style:style>
    <style:style style:name="T1" style:family="text">
      <style:text-properties officeooo:rsid="00199c56"/>
    </style:style>
    <style:style style:name="T2" style:family="text">
      <style:text-properties fo:color="#6897bb" style:font-name="DejaVu Sans Mono1" fo:font-size="11.3000001907349pt"/>
    </style:style>
    <style:style style:name="T3" style:family="text">
      <style:text-properties fo:color="#6897bb" style:font-name="DejaVu Serif" fo:font-size="11.3000001907349pt"/>
    </style:style>
    <style:style style:name="T4" style:family="text">
      <style:text-properties fo:color="#6897bb" style:font-name="DejaVu Serif" fo:font-size="12pt" style:font-size-asian="12pt" style:font-size-complex="12pt"/>
    </style:style>
    <style:style style:name="T5" style:family="text">
      <style:text-properties fo:color="#ce181e" style:font-name="DejaVu Serif" fo:font-size="12pt" style:font-size-asian="12pt" style:font-size-complex="12pt"/>
    </style:style>
    <style:style style:name="T6" style:family="text">
      <style:text-properties fo:color="#000000" style:font-name="DejaVu Serif" fo:font-size="12pt" style:font-size-asian="12pt" style:font-size-complex="12pt"/>
    </style:style>
    <style:style style:name="T7" style:family="text">
      <style:text-properties fo:color="#000000" style:font-name="DejaVu Serif" fo:font-size="12pt" officeooo:rsid="00199c5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 was initially expecting the results of the simulation to be a linear growth of accuracy with the actual value of Pi. <text:s/>While the 100 points does come relatively close to Pi (usually 3.0 += 0.2) the values for 1,000 and 10,000 points both shoot over Pi (usually around 3.4). <text:s/>In an attempt to understand this further I added another experiment with a value of </text:span><text:span text:style-name="T6">10,00,00,000 </text:span><text:span text:style-name="T7">points. <text:s/>The results were far closer to Pi. <text:s/>The larger set of points was able to calculate 3.14 with relative persistenc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9c56" officeooo:paragraph-rsid="00199c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yan Owens</text:p>
        <text:p text:style-name="MP1">CS490 Simulation</text:p>
        <text:p text:style-name="MP1">Program2: Acceptance-Rejection Report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0:20:36.075677676</meta:creation-date>
    <meta:generator>LibreOffice/5.4.2.2.0$Linux_X86_64 LibreOffice_project/40m0$Build-2</meta:generator>
    <dc:date>2017-10-14T20:26:42.820520069</dc:date>
    <meta:editing-duration>PT6M7S</meta:editing-duration>
    <meta:editing-cycles>1</meta:editing-cycles>
    <meta:document-statistic meta:table-count="0" meta:image-count="0" meta:object-count="0" meta:page-count="1" meta:paragraph-count="4" meta:word-count="94" meta:character-count="561" meta:non-whitespace-character-count="465"/>
  </office:meta>
</office:document-meta>
</file>